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90000004A3B79BD228844EB9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justify" style:justify-single-word="false"/>
      <style:text-properties fo:font-weight="normal" officeooo:rsid="023b4904" officeooo:paragraph-rsid="0023b83b" style:font-weight-asian="normal" style:font-weight-complex="normal"/>
    </style:style>
    <style:style style:name="P2" style:family="paragraph" style:parent-style-name="Text_20_body">
      <style:text-properties officeooo:paragraph-rsid="0023b83b"/>
    </style:style>
    <style:style style:name="P3" style:family="paragraph" style:parent-style-name="Text_20_body">
      <style:paragraph-properties fo:text-align="center" style:justify-single-word="false"/>
      <style:text-properties officeooo:paragraph-rsid="0023b83b"/>
    </style:style>
    <style:style style:name="P4" style:family="paragraph" style:parent-style-name="Text_20_body">
      <style:paragraph-properties fo:text-align="justify" style:justify-single-word="false"/>
      <style:text-properties officeooo:paragraph-rsid="0023b83b"/>
    </style:style>
    <style:style style:name="P5" style:family="paragraph" style:parent-style-name="Text_20_body">
      <style:text-properties fo:color="#000000" style:font-name="Liberation Sans" fo:font-weight="normal" officeooo:rsid="0054daa5" officeooo:paragraph-rsid="0023b83b" style:font-weight-asian="normal" style:font-weight-complex="normal"/>
    </style:style>
    <style:style style:name="P6" style:family="paragraph" style:parent-style-name="Heading_20_1">
      <style:text-properties officeooo:paragraph-rsid="0023b83b"/>
    </style:style>
    <style:style style:name="P7" style:family="paragraph" style:parent-style-name="Heading_20_2">
      <style:text-properties officeooo:rsid="024ad2b8" officeooo:paragraph-rsid="0023b83b"/>
    </style:style>
    <style:style style:name="P8" style:family="paragraph" style:parent-style-name="Heading_20_2">
      <style:text-properties officeooo:paragraph-rsid="0023b83b"/>
    </style:style>
    <style:style style:name="P9" style:family="paragraph" style:parent-style-name="Heading_20_2">
      <style:text-properties fo:font-weight="bold" officeooo:paragraph-rsid="0023b83b" style:font-weight-asian="bold" style:font-weight-complex="bold"/>
    </style:style>
    <style:style style:name="P10" style:family="paragraph" style:parent-style-name="Heading_20_3">
      <style:text-properties officeooo:paragraph-rsid="0023b83b"/>
    </style:style>
    <style:style style:name="P11" style:family="paragraph" style:parent-style-name="Heading_20_3">
      <style:text-properties officeooo:rsid="00694d6c" officeooo:paragraph-rsid="0023b83b"/>
    </style:style>
    <style:style style:name="P12" style:family="paragraph" style:parent-style-name="Text_20_body" style:list-style-name="L1">
      <style:text-properties officeooo:paragraph-rsid="0023b83b"/>
    </style:style>
    <style:style style:name="P13" style:family="paragraph" style:parent-style-name="Text_20_body" style:list-style-name="L1">
      <style:text-properties officeooo:rsid="024ad2b8" officeooo:paragraph-rsid="0023b83b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paragraph-rsid="0023b83b"/>
    </style:style>
    <style:style style:name="P15" style:family="paragraph" style:parent-style-name="Text_20_body" style:list-style-name="L3">
      <style:text-properties officeooo:paragraph-rsid="0023b83b"/>
    </style:style>
    <style:style style:name="P16" style:family="paragraph" style:parent-style-name="Text_20_body" style:list-style-name="L3">
      <style:text-properties officeooo:rsid="0053fbca" officeooo:paragraph-rsid="0023b83b"/>
    </style:style>
    <style:style style:name="T1" style:family="text">
      <style:text-properties fo:color="#000000"/>
    </style:style>
    <style:style style:name="T2" style:family="text">
      <style:text-properties fo:color="#000000" officeooo:rsid="002702f2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officeooo:rsid="002702f2" style:font-weight-asian="bold" style:font-weight-complex="bold"/>
    </style:style>
    <style:style style:name="T5" style:family="text">
      <style:text-properties fo:color="#000000" fo:font-weight="bold" officeooo:rsid="005b3c5b" style:font-weight-asian="bold" style:font-weight-complex="bold"/>
    </style:style>
    <style:style style:name="T6" style:family="text">
      <style:text-properties fo:color="#000000" fo:font-weight="bold" officeooo:rsid="00613ef0" style:font-weight-asian="bold" style:font-weight-complex="bold"/>
    </style:style>
    <style:style style:name="T7" style:family="text">
      <style:text-properties fo:color="#000000" fo:font-weight="bold" officeooo:rsid="0065b53e" style:font-weight-asian="bold" style:font-weight-complex="bold"/>
    </style:style>
    <style:style style:name="T8" style:family="text">
      <style:text-properties fo:color="#000000" fo:font-weight="bold" officeooo:rsid="00679f73" style:font-weight-asian="bold" style:font-weight-complex="bold"/>
    </style:style>
    <style:style style:name="T9" style:family="text">
      <style:text-properties fo:color="#000000" fo:font-weight="bold" officeooo:rsid="0068670a" style:font-weight-asian="bold" style:font-weight-complex="bold"/>
    </style:style>
    <style:style style:name="T10" style:family="text">
      <style:text-properties fo:color="#000000" style:font-name="Liberation Sans" fo:font-weight="bold" style:font-weight-asian="bold" style:font-weight-complex="bold"/>
    </style:style>
    <style:style style:name="T11" style:family="text">
      <style:text-properties fo:color="#000000" style:font-name="Liberation Sans" fo:font-weight="bold" officeooo:rsid="002702f2" style:font-weight-asian="bold" style:font-weight-complex="bold"/>
    </style:style>
    <style:style style:name="T12" style:family="text">
      <style:text-properties fo:color="#000000" style:font-name="Liberation Sans" fo:font-weight="bold" officeooo:rsid="0051d363" style:font-weight-asian="bold" style:font-weight-complex="bold"/>
    </style:style>
    <style:style style:name="T13" style:family="text">
      <style:text-properties fo:color="#000000" style:font-name="Liberation Sans" fo:font-weight="bold" officeooo:rsid="00526158" style:font-weight-asian="bold" style:font-weight-complex="bold"/>
    </style:style>
    <style:style style:name="T14" style:family="text">
      <style:text-properties fo:color="#000000" style:font-name="Liberation Sans" fo:font-weight="normal" style:font-weight-asian="normal" style:font-weight-complex="normal"/>
    </style:style>
    <style:style style:name="T15" style:family="text">
      <style:text-properties fo:color="#000000" style:font-name="Liberation Sans" fo:font-weight="normal" officeooo:rsid="0051d363" style:font-weight-asian="normal" style:font-weight-complex="normal"/>
    </style:style>
    <style:style style:name="T16" style:family="text">
      <style:text-properties fo:color="#000000" style:font-name="Liberation Sans" fo:font-weight="normal" officeooo:rsid="00526158" style:font-weight-asian="normal" style:font-weight-complex="normal"/>
    </style:style>
    <style:style style:name="T17" style:family="text">
      <style:text-properties fo:color="#000000" fo:font-weight="normal" officeooo:rsid="005b3c5b" style:font-weight-asian="normal" style:font-weight-complex="normal"/>
    </style:style>
    <style:style style:name="T18" style:family="text">
      <style:text-properties fo:color="#000000" fo:font-weight="normal" officeooo:rsid="005fcd3a" style:font-weight-asian="normal" style:font-weight-complex="normal"/>
    </style:style>
    <style:style style:name="T19" style:family="text">
      <style:text-properties fo:color="#000000" fo:font-weight="normal" officeooo:rsid="00613ef0" style:font-weight-asian="normal" style:font-weight-complex="normal"/>
    </style:style>
    <style:style style:name="T20" style:family="text">
      <style:text-properties fo:color="#000000" fo:font-weight="normal" officeooo:rsid="0065b53e" style:font-weight-asian="normal" style:font-weight-complex="normal"/>
    </style:style>
    <style:style style:name="T21" style:family="text">
      <style:text-properties fo:color="#000000" fo:font-weight="normal" officeooo:rsid="00679f73" style:font-weight-asian="normal" style:font-weight-complex="normal"/>
    </style:style>
    <style:style style:name="T22" style:family="text">
      <style:text-properties fo:color="#000000" fo:font-weight="normal" officeooo:rsid="0068670a" style:font-weight-asian="normal" style:font-weight-complex="normal"/>
    </style:style>
    <style:style style:name="T23" style:family="text">
      <style:text-properties fo:color="#000000" fo:font-weight="normal" officeooo:rsid="00694d6c" style:font-weight-asian="normal" style:font-weight-complex="normal"/>
    </style:style>
    <style:style style:name="T24" style:family="text">
      <style:text-properties fo:color="#000000" officeooo:rsid="005b3c5b"/>
    </style:style>
    <style:style style:name="T25" style:family="text">
      <style:text-properties officeooo:rsid="027d10f3"/>
    </style:style>
    <style:style style:name="T26" style:family="text">
      <style:text-properties officeooo:rsid="024ad2b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24ad2b8" style:font-weight-asian="bold" style:font-weight-complex="bold"/>
    </style:style>
    <style:style style:name="T29" style:family="text">
      <style:text-properties fo:font-weight="bold" officeooo:rsid="002abe8f" style:font-weight-asian="bold" style:font-weight-complex="bold"/>
    </style:style>
    <style:style style:name="T30" style:family="text">
      <style:text-properties fo:font-weight="bold" officeooo:rsid="024e88f1" style:font-weight-asian="bold" style:font-weight-complex="bold"/>
    </style:style>
    <style:style style:name="T31" style:family="text">
      <style:text-properties fo:font-weight="bold" officeooo:rsid="002f45ff" style:font-weight-asian="bold" style:font-weight-complex="bold"/>
    </style:style>
    <style:style style:name="T32" style:family="text">
      <style:text-properties fo:font-weight="bold" officeooo:rsid="024eb305" style:font-weight-asian="bold" style:font-weight-complex="bold"/>
    </style:style>
    <style:style style:name="T33" style:family="text">
      <style:text-properties fo:font-weight="bold" officeooo:rsid="024fb8da" style:font-weight-asian="bold" style:font-weight-complex="bold"/>
    </style:style>
    <style:style style:name="T34" style:family="text">
      <style:text-properties fo:font-weight="bold" officeooo:rsid="0043e5ff" style:font-weight-asian="bold" style:font-weight-complex="bold"/>
    </style:style>
    <style:style style:name="T35" style:family="text">
      <style:text-properties fo:font-weight="bold" officeooo:rsid="025388e5" style:font-weight-asian="bold" style:font-weight-complex="bold"/>
    </style:style>
    <style:style style:name="T36" style:family="text">
      <style:text-properties fo:font-weight="bold" officeooo:rsid="0255865c" style:font-weight-asian="bold" style:font-weight-complex="bold"/>
    </style:style>
    <style:style style:name="T37" style:family="text">
      <style:text-properties fo:font-weight="bold" officeooo:rsid="0256fcc3" style:font-weight-asian="bold" style:font-weight-complex="bold"/>
    </style:style>
    <style:style style:name="T38" style:family="text">
      <style:text-properties fo:font-weight="bold" officeooo:rsid="0051d363" style:font-weight-asian="bold" style:font-weight-complex="bold"/>
    </style:style>
    <style:style style:name="T39" style:family="text">
      <style:text-properties fo:font-weight="bold" officeooo:rsid="0054daa5" style:font-weight-asian="bold" style:font-weight-complex="bold"/>
    </style:style>
    <style:style style:name="T40" style:family="text">
      <style:text-properties fo:font-weight="bold" officeooo:rsid="0059fa26" style:font-weight-asian="bold" style:font-weight-complex="bold"/>
    </style:style>
    <style:style style:name="T41" style:family="text">
      <style:text-properties fo:font-weight="bold" officeooo:rsid="005b3c5b" style:font-weight-asian="bold" style:font-weight-complex="bold"/>
    </style:style>
    <style:style style:name="T42" style:family="text">
      <style:text-properties fo:font-weight="bold" officeooo:rsid="00694d6c" style:font-weight-asian="bold" style:font-weight-complex="bold"/>
    </style:style>
    <style:style style:name="T43" style:family="text">
      <style:text-properties fo:font-weight="bold" officeooo:rsid="0076dc82" style:font-weight-asian="bold" style:font-weight-complex="bold"/>
    </style:style>
    <style:style style:name="T44" style:family="text">
      <style:text-properties style:font-name="Liberation Sans" officeooo:rsid="024ad2b8"/>
    </style:style>
    <style:style style:name="T45" style:family="text">
      <style:text-properties style:font-name="Liberation Sans" fo:font-weight="bold" officeooo:rsid="024ad2b8" style:font-weight-asian="bold" style:font-weight-complex="bold"/>
    </style:style>
    <style:style style:name="T46" style:family="text">
      <style:text-properties style:font-name="Liberation Sans" fo:font-weight="bold" officeooo:rsid="002dbba0" style:font-weight-asian="bold" style:font-weight-complex="bold"/>
    </style:style>
    <style:style style:name="T47" style:family="text">
      <style:text-properties style:font-name="Liberation Sans" fo:font-weight="bold" officeooo:rsid="002f45ff" style:font-weight-asian="bold" style:font-weight-complex="bold"/>
    </style:style>
    <style:style style:name="T48" style:family="text">
      <style:text-properties style:font-name="Liberation Sans" fo:font-weight="bold" officeooo:rsid="0030662e" style:font-weight-asian="bold" style:font-weight-complex="bold"/>
    </style:style>
    <style:style style:name="T49" style:family="text">
      <style:text-properties style:font-name="Liberation Sans" fo:font-weight="bold" officeooo:rsid="0256fcc3" style:font-weight-asian="bold" style:font-weight-complex="bold"/>
    </style:style>
    <style:style style:name="T50" style:family="text">
      <style:text-properties style:font-name="Liberation Sans" fo:font-weight="bold" officeooo:rsid="004d2774" style:font-weight-asian="bold" style:font-weight-complex="bold"/>
    </style:style>
    <style:style style:name="T51" style:family="text">
      <style:text-properties style:font-name="Liberation Sans" fo:font-weight="bold" officeooo:rsid="004efcbd" style:font-weight-asian="bold" style:font-weight-complex="bold"/>
    </style:style>
    <style:style style:name="T52" style:family="text">
      <style:text-properties style:font-name="Liberation Sans" fo:font-weight="bold" officeooo:rsid="0054daa5" style:font-weight-asian="bold" style:font-weight-complex="bold"/>
    </style:style>
    <style:style style:name="T53" style:family="text">
      <style:text-properties style:font-name="Liberation Sans" fo:font-weight="bold" officeooo:rsid="00582ec4" style:font-weight-asian="bold" style:font-weight-complex="bold"/>
    </style:style>
    <style:style style:name="T54" style:family="text">
      <style:text-properties style:font-name="Liberation Sans" fo:font-weight="bold" officeooo:rsid="00587785" style:font-weight-asian="bold" style:font-weight-complex="bold"/>
    </style:style>
    <style:style style:name="T55" style:family="text">
      <style:text-properties style:font-name="Liberation Sans" fo:font-weight="bold" officeooo:rsid="0059fa26" style:font-weight-asian="bold" style:font-weight-complex="bold"/>
    </style:style>
    <style:style style:name="T56" style:family="text">
      <style:text-properties style:font-name="Liberation Sans" fo:font-weight="normal" officeooo:rsid="024e88f1" style:font-weight-asian="normal" style:font-weight-complex="normal"/>
    </style:style>
    <style:style style:name="T57" style:family="text">
      <style:text-properties style:font-name="Liberation Sans" officeooo:rsid="024e88f1"/>
    </style:style>
    <style:style style:name="T58" style:family="text">
      <style:text-properties style:font-name="Liberation Sans" officeooo:rsid="002f45ff"/>
    </style:style>
    <style:style style:name="T59" style:family="text">
      <style:text-properties style:font-name="Liberation Sans" officeooo:rsid="0030662e"/>
    </style:style>
    <style:style style:name="T60" style:family="text">
      <style:text-properties style:font-name="Liberation Sans" officeooo:rsid="0030cc84"/>
    </style:style>
    <style:style style:name="T61" style:family="text">
      <style:text-properties style:font-name="Liberation Sans" officeooo:rsid="003cee4a"/>
    </style:style>
    <style:style style:name="T62" style:family="text">
      <style:text-properties style:font-name="Liberation Sans" officeooo:rsid="0054daa5"/>
    </style:style>
    <style:style style:name="T63" style:family="text">
      <style:text-properties style:font-name="Liberation Sans" officeooo:rsid="0059fa26"/>
    </style:style>
    <style:style style:name="T64" style:family="text">
      <style:text-properties fo:font-weight="normal" officeooo:rsid="024ad2b8" style:font-weight-asian="normal" style:font-weight-complex="normal"/>
    </style:style>
    <style:style style:name="T65" style:family="text">
      <style:text-properties fo:font-weight="normal" officeooo:rsid="002abe8f" style:font-weight-asian="normal" style:font-weight-complex="normal"/>
    </style:style>
    <style:style style:name="T66" style:family="text">
      <style:text-properties fo:font-weight="normal" officeooo:rsid="024eb305" style:font-weight-asian="normal" style:font-weight-complex="normal"/>
    </style:style>
    <style:style style:name="T67" style:family="text">
      <style:text-properties fo:font-weight="normal" officeooo:rsid="024fb8da" style:font-weight-asian="normal" style:font-weight-complex="normal"/>
    </style:style>
    <style:style style:name="T68" style:family="text">
      <style:text-properties officeooo:rsid="024e88f1"/>
    </style:style>
    <style:style style:name="T69" style:family="text">
      <style:text-properties officeooo:rsid="002f45ff"/>
    </style:style>
    <style:style style:name="T70" style:family="text">
      <style:text-properties officeooo:rsid="024eb305"/>
    </style:style>
    <style:style style:name="T71" style:family="text">
      <style:text-properties officeooo:rsid="003e5021"/>
    </style:style>
    <style:style style:name="T72" style:family="text">
      <style:text-properties style:font-name="Candara Light" fo:font-size="19.6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73" style:family="text">
      <style:text-properties officeooo:rsid="003eb49a"/>
    </style:style>
    <style:style style:name="T74" style:family="text">
      <style:text-properties officeooo:rsid="003f04d6"/>
    </style:style>
    <style:style style:name="T75" style:family="text">
      <style:text-properties officeooo:rsid="024fb8da"/>
    </style:style>
    <style:style style:name="T76" style:family="text">
      <style:text-properties fo:color="#c9211e" fo:font-weight="bold" officeooo:rsid="024fb8da" style:font-weight-asian="bold" style:font-weight-complex="bold"/>
    </style:style>
    <style:style style:name="T77" style:family="text">
      <style:text-properties fo:color="#c9211e" fo:font-weight="bold" officeooo:rsid="0256fcc3" style:font-weight-asian="bold" style:font-weight-complex="bold"/>
    </style:style>
    <style:style style:name="T78" style:family="text">
      <style:text-properties officeooo:rsid="025388e5"/>
    </style:style>
    <style:style style:name="T79" style:family="text">
      <style:text-properties officeooo:rsid="0255865c"/>
    </style:style>
    <style:style style:name="T80" style:family="text">
      <style:text-properties officeooo:rsid="0256fcc3"/>
    </style:style>
    <style:style style:name="T81" style:family="text">
      <style:text-properties officeooo:rsid="0051d363"/>
    </style:style>
    <style:style style:name="T82" style:family="text">
      <style:text-properties fo:color="#2a6099" fo:font-weight="bold" officeooo:rsid="0051d363" style:font-weight-asian="bold" style:font-weight-complex="bold"/>
    </style:style>
    <style:style style:name="T83" style:family="text">
      <style:text-properties fo:color="#2a6099" style:font-name="Liberation Sans" fo:font-weight="bold" officeooo:rsid="0051d363" style:font-weight-asian="bold" style:font-weight-complex="bold"/>
    </style:style>
    <style:style style:name="T84" style:family="text">
      <style:text-properties officeooo:rsid="0054daa5"/>
    </style:style>
    <style:style style:name="T85" style:family="text">
      <style:text-properties officeooo:rsid="0059fa26"/>
    </style:style>
    <style:style style:name="T86" style:family="text">
      <style:text-properties officeooo:rsid="005b3c5b"/>
    </style:style>
    <style:style style:name="T87" style:family="text">
      <style:text-properties fo:color="#ff0000" fo:font-weight="bold" officeooo:rsid="005b3c5b" style:font-weight-asian="bold" style:font-weight-complex="bold"/>
    </style:style>
    <style:style style:name="T88" style:family="text">
      <style:text-properties officeooo:rsid="00694d6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GitHub</text:h>
      <text:h text:style-name="P7" text:outline-level="2">Fork<text:span text:style-name="T25">s</text:span></text:h>
      <text:p text:style-name="P2"><text:tab/><text:span text:style-name="T26">Um </text:span><text:span text:style-name="T28">fork é copiar um projeto de um namespace (usuário) para outro </text:span><text:span text:style-name="T26">sem que a cópia interfira com </text:span><text:span text:style-name="T44">o</text:span><text:span text:style-name="T26"> original.</text:span></text:p>
      <text:p text:style-name="P2"><text:tab/><text:span text:style-name="T26">Depois de dar </text:span><text:span text:style-name="T28">fork</text:span><text:span text:style-name="T26"> </text:span><text:span text:style-name="T28">e</text:span><text:span text:style-name="T26"> </text:span><text:span text:style-name="T28">alterar</text:span><text:span text:style-name="T26"> o </text:span><text:span text:style-name="T28">dev pode fazer um pull request</text:span><text:span text:style-name="T26"> </text:span><text:span text:style-name="T44">e </text:span><text:span text:style-name="T45">pedir</text:span><text:span text:style-name="T44"> </text:span><text:span text:style-name="T45">autorização</text:span><text:span text:style-name="T44"> para</text:span><text:span text:style-name="T26"> </text:span><text:span text:style-name="T28">aplicar</text:span><text:span text:style-name="T26"> </text:span><text:span text:style-name="T28">suas</text:span><text:span text:style-name="T26"> </text:span><text:span text:style-name="T28">mudanças</text:span><text:span text:style-name="T26"> ao repositório original.</text:span></text:p>
      <text:h text:style-name="P10" text:outline-level="3">Fluxo do github </text:h>
      <text:p text:style-name="P2"><text:tab/><text:span text:style-name="T26">O </text:span><text:span text:style-name="T28">GitHub</text:span><text:span text:style-name="T26"> é </text:span><text:span text:style-name="T28">baseado</text:span><text:span text:style-name="T26"> </text:span><text:span text:style-name="T28">em</text:span><text:span text:style-name="T26"> </text:span><text:span text:style-name="T28">pull</text:span><text:span text:style-name="T26"> </text:span><text:span text:style-name="T28">requests</text:span><text:span text:style-name="T26">. O </text:span><text:span text:style-name="T28">repositório</text:span><text:span text:style-name="T26"> </text:span><text:span text:style-name="T28">principal</text:span><text:span text:style-name="T26"> é </text:span><text:span text:style-name="T28">compartilhado</text:span><text:span text:style-name="T26"> entre </text:span><text:span text:style-name="T64">colaboradore</text:span><text:span text:style-name="T65">s e </text:span><text:span text:style-name="T29">cada</text:span><text:span text:style-name="T65"> </text:span><text:span text:style-name="T29">colaborador</text:span><text:span text:style-name="T65"> faz seu </text:span><text:span text:style-name="T29">trabalho</text:span><text:span text:style-name="T65"> </text:span><text:span text:style-name="T29">em</text:span><text:span text:style-name="T26"> </text:span><text:span text:style-name="T28">topic</text:span><text:span text:style-name="T26"> </text:span><text:span text:style-name="T28">branchs </text:span><text:span text:style-name="T26">e depois faz um pull request ou dá merge </text:span><text:span text:style-name="T44">o fluxo</text:span><text:span text:style-name="T26"> consiste em:</text:span></text:p>
      <text:list xml:id="list3511726862" text:style-name="L1">
        <text:list-item>
          <text:p text:style-name="P13">Fazer <text:span text:style-name="T27">fork</text:span> do projeto</text:p>
        </text:list-item>
        <text:list-item>
          <text:p text:style-name="P13">Criar um <text:span text:style-name="T27">topic</text:span> <text:span text:style-name="T27">branch</text:span> <text:span text:style-name="T27">para</text:span> <text:span text:style-name="T27">alterações</text:span> a partir do master</text:p>
        </text:list-item>
        <text:list-item>
          <text:p text:style-name="P13">Fazer <text:span text:style-name="T27">commits</text:span> </text:p>
        </text:list-item>
        <text:list-item>
          <text:p text:style-name="P12"><text:span text:style-name="T26">Fazer </text:span><text:span text:style-name="T28">push</text:span><text:span text:style-name="T26"> </text:span><text:span text:style-name="T28">do</text:span><text:span text:style-name="T26"> </text:span><text:span text:style-name="T28">topic</text:span><text:span text:style-name="T26"> </text:span><text:span text:style-name="T28">branch</text:span><text:span text:style-name="T26"> </text:span><text:span text:style-name="T28">para</text:span><text:span text:style-name="T26"> </text:span><text:span text:style-name="T28">o </text:span><text:span text:style-name="T46">fork</text:span><text:span text:style-name="T28"> </text:span><text:span text:style-name="T26">no github</text:span></text:p>
        </text:list-item>
        <text:list-item>
          <text:p text:style-name="P13">Abrir um <text:span text:style-name="T27">pull</text:span> <text:span text:style-name="T27">request</text:span> </text:p>
        </text:list-item>
        <text:list-item>
          <text:p text:style-name="P12"><text:span text:style-name="T26">O </text:span><text:span text:style-name="T28">proprietário</text:span><text:span text:style-name="T26"> pode fazer </text:span><text:span text:style-name="T28">merge</text:span><text:span text:style-name="T26">, </text:span><text:span text:style-name="T28">fechar</text:span><text:span text:style-name="T26"> ou </text:span><text:span text:style-name="T30">comentar</text:span><text:span text:style-name="T68"> </text:span><text:span text:style-name="T56">o</text:span><text:span text:style-name="T68"> </text:span><text:span text:style-name="T28">pull</text:span><text:span text:style-name="T26"> </text:span><text:span text:style-name="T28">request</text:span></text:p>
        </text:list-item>
      </text:list>
      <text:h text:style-name="P8" text:outline-level="2">Pull request</text:h>
      <text:p text:style-name="P2"><text:tab/><text:span text:style-name="T57">Q</text:span><text:span text:style-name="T58">uando o </text:span><text:span text:style-name="T47">topic</text:span><text:span text:style-name="T58"> </text:span><text:span text:style-name="T47">branch</text:span><text:span text:style-name="T58"> é </text:span><text:span text:style-name="T47">pushed</text:span><text:span text:style-name="T58"> para o </text:span><text:span text:style-name="T48">projeto</text:span><text:span text:style-name="T59"> </text:span><text:span text:style-name="T48">do</text:span><text:span text:style-name="T59"> </text:span><text:span text:style-name="T47">fork</text:span><text:span text:style-name="T58"> aparece </text:span><text:span text:style-name="T60">um botão</text:span><text:span text:style-name="T69"> </text:span><text:span text:style-name="T31">“Comparar e dar pull request”</text:span><text:span text:style-name="T69"> na </text:span><text:span text:style-name="T31">página</text:span><text:span text:style-name="T69"> </text:span><text:span text:style-name="T31">do</text:span><text:span text:style-name="T69"> </text:span><text:span text:style-name="T31">repositório</text:span><text:span text:style-name="T69">, ao </text:span><text:span text:style-name="T31">clicar</text:span><text:span text:style-name="T69"> no botão será pedido </text:span><text:span text:style-name="T31">título</text:span><text:span text:style-name="T69"> e </text:span><text:span text:style-name="T31">descrição</text:span><text:span text:style-name="T69"> para o </text:span><text:span text:style-name="T31">pull request</text:span><text:span text:style-name="T69">, além disso será mostrada uma </text:span><text:span text:style-name="T31">tela</text:span><text:span text:style-name="T69"> </text:span><text:span text:style-name="T31">com</text:span><text:span text:style-name="T69"> </text:span><text:span text:style-name="T31">os</text:span><text:span text:style-name="T69"> </text:span><text:span text:style-name="T31">commits</text:span><text:span text:style-name="T69"> e seus </text:span><text:span text:style-name="T31">diffs</text:span><text:span text:style-name="T69"> para o master atual.</text:span></text:p>
      <text:p text:style-name="P2"><text:tab/><text:span text:style-name="T68">Quando o </text:span><text:span text:style-name="T30">processo</text:span><text:span text:style-name="T68"> </text:span><text:span text:style-name="T30">de</text:span><text:span text:style-name="T68"> </text:span><text:span text:style-name="T30">criar</text:span><text:span text:style-name="T68"> </text:span><text:span text:style-name="T30">o</text:span><text:span text:style-name="T68"> </text:span><text:span text:style-name="T30">pull</text:span><text:span text:style-name="T68"> </text:span><text:span text:style-name="T30">request</text:span><text:span text:style-name="T68"> </text:span><text:span text:style-name="T30">é</text:span><text:span text:style-name="T68"> </text:span><text:span text:style-name="T30">terminado</text:span><text:span text:style-name="T68"> é </text:span><text:span text:style-name="T30">criada</text:span><text:span text:style-name="T68"> </text:span><text:span text:style-name="T30">uma</text:span><text:span text:style-name="T68"> </text:span><text:span text:style-name="T30">página</text:span><text:span text:style-name="T68"> </text:span><text:span text:style-name="T30">de</text:span><text:span text:style-name="T68"> </text:span><text:span text:style-name="T30">discussão</text:span><text:span text:style-name="T68"> e as </text:span><text:span text:style-name="T30">pessoas</text:span><text:span text:style-name="T68"> </text:span><text:span text:style-name="T30">com</text:span><text:span text:style-name="T68"> </text:span><text:span text:style-name="T30">acesso</text:span><text:span text:style-name="T68"> ao repositório </text:span><text:span text:style-name="T30">podem</text:span><text:span text:style-name="T68"> </text:span><text:span text:style-name="T30">deixar</text:span><text:span text:style-name="T68"> </text:span><text:span text:style-name="T30">comentários</text:span><text:span text:style-name="T68">.</text:span></text:p>
      <text:p text:style-name="P2"><text:span text:style-name="T70"><text:tab/>As </text:span><text:span text:style-name="T32">discussões</text:span><text:span text:style-name="T70"> </text:span><text:span text:style-name="T32">são</text:span><text:span text:style-name="T70"> </text:span><text:span text:style-name="T32">úteis</text:span><text:span text:style-name="T70"> </text:span><text:span text:style-name="T66">para</text:span><text:span text:style-name="T70"> possíveis </text:span><text:span text:style-name="T32">melhorias</text:span><text:span text:style-name="T70"> </text:span><text:span text:style-name="T32">no</text:span><text:span text:style-name="T70"> </text:span><text:span text:style-name="T32">pull</text:span><text:span text:style-name="T70"> </text:span><text:span text:style-name="T32">request</text:span><text:span text:style-name="T70">, ao modificar, commitar e </text:span><text:span text:style-name="T32">dar</text:span><text:span text:style-name="T70"> </text:span><text:span text:style-name="T32">um</text:span><text:span text:style-name="T70"> </text:span><text:span text:style-name="T32">git</text:span><text:span text:style-name="T70"> </text:span><text:span text:style-name="T32">push</text:span><text:span text:style-name="T70"> no repositório do fork o </text:span><text:span text:style-name="T32">pull request também é atualizado</text:span><text:span text:style-name="T70"> (adicionar commits a um pull request não gera notificações).</text:span></text:p>
      <text:p text:style-name="P2"><text:tab/>Este é o workflow que a maioria dos projetos no GitHub usa. <text:span text:style-name="T61">Topics</text:span> branch<text:span text:style-name="T71">s</text:span> são criados, Pull Requests são abertos neles, uma discussão começa, possivelmente mais trabalho é feito na branch e eventualmente a requisição é fechada ou sofre merge.</text:p>
      <text:h text:style-name="P10" text:outline-level="3">Pull requests e <text:span text:style-name="T72">conflitos</text:span></text:h>
      <text:p text:style-name="P2"><text:tab/>Quando um <text:span text:style-name="T27">pull</text:span> <text:span text:style-name="T27">request</text:span> <text:span text:style-name="T27">causa</text:span> <text:span text:style-name="T27">conflitos</text:span> o <text:span text:style-name="T27">criador</text:span> <text:span text:style-name="T27">é</text:span> <text:span text:style-name="T27">notificado</text:span> de que o <text:span text:style-name="T27">pull request não é um merge válido</text:span> e <text:span text:style-name="T73">o GitHub </text:span>pedir<text:span text:style-name="T73">á</text:span> a<text:span text:style-name="T74">s pessoas com permissão de escrita</text:span> <text:span text:style-name="T74">n</text:span>o repositório de fork resolvê-los.</text:p>
      <text:p text:style-name="P3"><text:soft-page-break/><draw:frame draw:style-name="fr1" draw:name="Figura19" text:anchor-type="as-char" svg:width="17cm" svg:height="1.937cm" draw:z-index="0"><draw:image xlink:href="Pictures/10000201000002890000004A3B79BD228844EB93.png" xlink:type="simple" xlink:show="embed" xlink:actuate="onLoad" loext:mime-type="image/png"/></draw:frame></text:p>
      <text:p text:style-name="P4"><text:tab/>É possível resolver o problema de duas formas:</text:p>
      <text:list xml:id="list934512709" text:style-name="L2">
        <text:list-item>
          <text:p text:style-name="P14">Dar <text:span text:style-name="T27">rebase</text:span> <text:span text:style-name="T27">com o branch principal </text:span></text:p>
        </text:list-item>
        <text:list-item>
          <text:p text:style-name="P14">Dar <text:span text:style-name="T27">merge no topic branch com o branch principal </text:span></text:p>
        </text:list-item>
      </text:list>
      <text:h text:style-name="P10" text:outline-level="3">Referenciando pull requests</text:h>
      <text:p text:style-name="P2"><text:tab/><text:span text:style-name="T75">Os </text:span><text:span text:style-name="T33">pull</text:span><text:span text:style-name="T75"> </text:span><text:span text:style-name="T33">requests</text:span><text:span text:style-name="T75"> </text:span><text:span text:style-name="T33">e</text:span><text:span text:style-name="T75"> </text:span><text:span text:style-name="T33">as</text:span><text:span text:style-name="T75"> </text:span><text:span text:style-name="T33">issues</text:span><text:span text:style-name="T75"> são </text:span><text:span text:style-name="T33">identificadas</text:span><text:span text:style-name="T75"> </text:span><text:span text:style-name="T33">por</text:span><text:span text:style-name="T75"> </text:span><text:span text:style-name="T33">identificadores</text:span><text:span text:style-name="T75"> </text:span><text:span text:style-name="T33">numéricos </text:span><text:span text:style-name="T34">únicos</text:span><text:span text:style-name="T75">, para </text:span><text:span text:style-name="T33">referenciar</text:span><text:span text:style-name="T75"> </text:span><text:span text:style-name="T67">um</text:span><text:span text:style-name="T75"> </text:span><text:span text:style-name="T33">pull</text:span><text:span text:style-name="T75"> </text:span><text:span text:style-name="T33">request</text:span><text:span text:style-name="T75"> ou uma </text:span><text:span text:style-name="T33">issue</text:span><text:span text:style-name="T75"> basta </text:span><text:span text:style-name="T33">usar </text:span><text:span text:style-name="T76">#número</text:span><text:span text:style-name="T75"> ou </text:span><text:span text:style-name="T76">username/repositório/#número</text:span><text:span text:style-name="T75"> para referenciar a issue ou pull request de outro repositório.</text:span></text:p>
      <text:p text:style-name="P2"><text:tab/><text:span text:style-name="T78">Mesmo que um </text:span><text:span text:style-name="T35">pull</text:span><text:span text:style-name="T78"> </text:span><text:span text:style-name="T35">request</text:span><text:span text:style-name="T78"> seja </text:span><text:span text:style-name="T35">fechado</text:span><text:span text:style-name="T78">/</text:span><text:span text:style-name="T35">merged</text:span><text:span text:style-name="T78"> ele ainda </text:span><text:span text:style-name="T35">será acessível.</text:span></text:p>
      <text:h text:style-name="P10" text:outline-level="3">Markdown aprimorado</text:h>
      <text:p text:style-name="P2"><text:tab/><text:span text:style-name="T79">A </text:span><text:span text:style-name="T36">linguagem</text:span><text:span text:style-name="T79"> </text:span><text:span text:style-name="T36">de</text:span><text:span text:style-name="T79"> </text:span><text:span text:style-name="T36">marcação</text:span><text:span text:style-name="T79"> </text:span><text:span text:style-name="T36">do</text:span><text:span text:style-name="T79"> </text:span><text:span text:style-name="T36">GitHub</text:span><text:span text:style-name="T79"> pode ser </text:span><text:span text:style-name="T36">usada em praticamente qualquer caixa de texto,</text:span><text:span text:style-name="T79"> elas podem ser úteis quando comentando criando um pull request.</text:span></text:p>
      <text:h text:style-name="P8" text:outline-level="2"><text:span text:style-name="T80">Gerenciando r</text:span>epositórios</text:h>
      <text:h text:style-name="P10" text:outline-level="3">Gerenciando colaboradores</text:h>
      <text:p text:style-name="P2"><text:tab/><text:span text:style-name="T80">Para </text:span><text:span text:style-name="T37">adicionar</text:span><text:span text:style-name="T80"> ou </text:span><text:span text:style-name="T37">remover</text:span><text:span text:style-name="T80"> um </text:span><text:span text:style-name="T37">colaborador</text:span><text:span text:style-name="T80"> a um repositório com </text:span><text:span text:style-name="T37">direito de leitura e escrita</text:span><text:span text:style-name="T80"> (push acess) vá em </text:span><text:span text:style-name="T77">configurações &gt; colaboradores</text:span><text:span text:style-name="T80"> e digite um </text:span><text:span text:style-name="T77">username</text:span><text:span text:style-name="T80"> no search box.</text:span></text:p>
      <text:h text:style-name="P10" text:outline-level="3">Gerenciando pull requests</text:h>
      <text:p text:style-name="P2"><text:tab/><text:span text:style-name="T80">Um </text:span><text:span text:style-name="T37">pull</text:span><text:span text:style-name="T80"> </text:span><text:span text:style-name="T37">request</text:span><text:span text:style-name="T80"> pode </text:span><text:span text:style-name="T37">vir</text:span><text:span text:style-name="T80"> </text:span><text:span text:style-name="T37">de</text:span><text:span text:style-name="T80"> </text:span><text:span text:style-name="T37">2</text:span><text:span text:style-name="T80"> </text:span><text:span text:style-name="T37">lugares</text:span><text:span text:style-name="T80">, de um </text:span><text:span text:style-name="T37">fork do repositório</text:span><text:span text:style-name="T80"> ou de um </text:span><text:span text:style-name="T37">branch no mesmo repositório</text:span><text:span text:style-name="T80">. A única diferença é que os </text:span><text:span text:style-name="T49">p</text:span><text:span text:style-name="T50">ull request</text:span><text:span text:style-name="T51">s</text:span><text:span text:style-name="T37"> do fork</text:span><text:span text:style-name="T80"> geralmente </text:span><text:span text:style-name="T37">vem</text:span><text:span text:style-name="T80"> </text:span><text:span text:style-name="T37">de</text:span><text:span text:style-name="T80"> </text:span><text:span text:style-name="T37">pessoas</text:span><text:span text:style-name="T80"> que </text:span><text:span text:style-name="T37">não tem permissões no repositório.</text:span></text:p>
      <text:h text:style-name="P10" text:outline-level="3">Dando merge </text:h>
      <text:p text:style-name="P2"><text:tab/><text:span text:style-name="T38">Se o pull request for aceito é necessário dar merge nele</text:span><text:span text:style-name="T81">, é possível fazer isso de </text:span><text:span text:style-name="T38">duas</text:span><text:span text:style-name="T81"> </text:span><text:span text:style-name="T38">maneiras</text:span><text:span text:style-name="T81">:</text:span></text:p>
      <text:list xml:id="list2629098358" text:style-name="L3">
        <text:list-item>
          <text:p text:style-name="P15"><text:span text:style-name="T81">Dar </text:span><text:span text:style-name="T38">merge</text:span><text:span text:style-name="T81"> </text:span><text:span text:style-name="T38">localmente</text:span><text:span text:style-name="T81"> com</text:span><text:span text:style-name="T38"> </text:span><text:span text:style-name="T82">git pull remoteURL </text:span><text:span text:style-name="T83">branch</text:span></text:p>
        </text:list-item>
        <text:list-item>
          <text:p text:style-name="P15"><text:span text:style-name="T12">Adicionar</text:span><text:span text:style-name="T15"> </text:span><text:span text:style-name="T12">o f</text:span><text:span text:style-name="T13">ork</text:span><text:span text:style-name="T12"> </text:span><text:span text:style-name="T13">como</text:span><text:span text:style-name="T16"> </text:span><text:span text:style-name="T13">remote</text:span><text:span text:style-name="T16"> e dar </text:span><text:span text:style-name="T13">fetch</text:span><text:span text:style-name="T16"> + </text:span><text:span text:style-name="T13">merge</text:span></text:p>
        </text:list-item>
        <text:list-item>
          <text:p text:style-name="P16"><text:span text:style-name="T13">C</text:span><text:span text:style-name="T10">licar em ‘merge pull request’ </text:span><text:span text:style-name="T14">e dar um</text:span><text:span text:style-name="T10"> merge direto no remote</text:span><text:span text:style-name="T14"> (sempre criará um commit)</text:span></text:p>
        </text:list-item>
      </text:list>
      <text:h text:style-name="P10" text:outline-level="3"><text:soft-page-break/>Pull requests em pull requests</text:h>
      <text:p text:style-name="P5"><text:tab/>É <text:span text:style-name="T27">possível fazer pull requests em praticamente qualquer coisa</text:span> até em mesmo em <text:span text:style-name="T27">outros branchs ou pull requests</text:span> (basta clicar em editar ao abrir o pull request)</text:p>
      <text:h text:style-name="P8" text:outline-level="2">Arquivos especiais</text:h>
      <text:p text:style-name="P5"><text:tab/>Existem <text:span text:style-name="T27">arquivos</text:span> <text:span text:style-name="T27">especiais</text:span> num <text:span text:style-name="T27">repositório</text:span> <text:span text:style-name="T27">GitHub</text:span>, eles são:</text:p>
      <text:h text:style-name="P10" text:outline-level="3">README</text:h>
      <text:p text:style-name="P2"><text:tab/><text:span text:style-name="T84">O </text:span><text:span text:style-name="T39">git tentará </text:span><text:span text:style-name="T52">renderizar</text:span><text:span text:style-name="T39"> qualquer arquivo README</text:span><text:span text:style-name="T84"> no repositório (independente de MIME), </text:span><text:span text:style-name="T62">o </text:span><text:span text:style-name="T53">README.md suporta algumas tags HTML </text:span><text:span text:style-name="T54">sanitizadas.</text:span></text:p>
      <text:h text:style-name="P10" text:outline-level="3">CONTRIBUTING</text:h>
      <text:p text:style-name="P2"><text:tab/><text:span text:style-name="T85">O arquivo </text:span><text:span text:style-name="T40">CONTRIBUTING (qualquer extensão)</text:span><text:span text:style-name="T85"> é </text:span><text:span text:style-name="T55">mostrado</text:span><text:span text:style-name="T85"> </text:span><text:span text:style-name="T55">sempre que alguém vai abrir um pull request,</text:span><text:span text:style-name="T63"> ele é útil para informar possíveis contribuidores sobre os pull requests.</text:span><text:span text:style-name="T85"> </text:span></text:p>
      <text:h text:style-name="P8" text:outline-level="2">Administração de projetos</text:h>
      <text:h text:style-name="P10" text:outline-level="3">Mudando o branch padrão</text:h>
      <text:p text:style-name="P2"><text:tab/><text:span text:style-name="T86">O </text:span><text:span text:style-name="T41">branch padrão é o branch principal do repositório,</text:span><text:span text:style-name="T86"> no qual todos commits/pull requests são aplicados, para </text:span><text:span text:style-name="T41">alterar o default branch vá em</text:span><text:span text:style-name="T86"> </text:span><text:span text:style-name="T87">Settings &gt; Branches. </text:span></text:p>
      <text:h text:style-name="P10" text:outline-level="3"><text:span text:style-name="T5">T</text:span><text:span text:style-name="T3">ransferindo um projeto</text:span></text:h>
      <text:p text:style-name="P2"><text:span text:style-name="T3"><text:tab/></text:span><text:span text:style-name="T17">Para </text:span><text:span text:style-name="T5">transferir</text:span><text:span text:style-name="T17"> </text:span><text:span text:style-name="T5">um</text:span><text:span text:style-name="T17"> </text:span><text:span text:style-name="T5">projeto</text:span><text:span text:style-name="T17"> </text:span><text:span text:style-name="T5">de</text:span><text:span text:style-name="T17"> </text:span><text:span text:style-name="T5">namespace</text:span><text:span text:style-name="T17"> basta ir </text:span><text:span text:style-name="T18">em </text:span><text:span text:style-name="T87">Settings</text:span><text:span text:style-name="T17"> e descer a página até a </text:span><text:span text:style-name="T5">danger zone.</text:span></text:p>
      <text:h text:style-name="P9" text:outline-level="2"><text:span text:style-name="T24">I</text:span><text:span text:style-name="T1">ssues</text:span></text:h>
      <text:p text:style-name="P2"><text:span text:style-name="T3"><text:tab/></text:span><text:span text:style-name="T19">Issues </text:span><text:span text:style-name="T6">são</text:span><text:span text:style-name="T19"> </text:span><text:span text:style-name="T7">uma</text:span><text:span text:style-name="T20"> </text:span><text:span text:style-name="T7">forma</text:span><text:span text:style-name="T20"> </text:span><text:span text:style-name="T7">de</text:span><text:span text:style-name="T20"> </text:span><text:span text:style-name="T7">reportar</text:span><text:span text:style-name="T20"> </text:span><text:span text:style-name="T7">problemas</text:span><text:span text:style-name="T20"> </text:span><text:span text:style-name="T7">em</text:span><text:span text:style-name="T20"> </text:span><text:span text:style-name="T7">um</text:span><text:span text:style-name="T20"> </text:span><text:span text:style-name="T7">projeto</text:span><text:span text:style-name="T20"> no github, quando um issue é apontado é </text:span><text:span text:style-name="T7">comum que outros programadores auxiliem a resolver o problema</text:span><text:span text:style-name="T20"> através da seção de comentários.</text:span></text:p>
      <text:p text:style-name="P2"><text:span text:style-name="T20"><text:tab/></text:span><text:span text:style-name="T21">Para </text:span><text:span text:style-name="T8">abrir o issue da maneira correta</text:span><text:span text:style-name="T21"> é necessário </text:span><text:span text:style-name="T9">pesquisar se a issue já não existe</text:span><text:span text:style-name="T22"> e </text:span><text:span text:style-name="T8">dar o maior número de detalhes possíveis,</text:span><text:span text:style-name="T21"> </text:span><text:span text:style-name="T23">com fotos, códigos de erros e etc</text:span><text:span text:style-name="T21">.</text:span></text:p>
      <text:h text:style-name="P11" text:outline-level="3">Gerenciar issues</text:h>
      <text:p text:style-name="P2"><text:tab/><text:span text:style-name="T88">A partir da </text:span><text:span text:style-name="T42">página</text:span><text:span text:style-name="T88"> </text:span><text:span text:style-name="T42">do</text:span><text:span text:style-name="T88"> </text:span><text:span text:style-name="T42">repositório</text:span><text:span text:style-name="T88"> é possível </text:span><text:span text:style-name="T42">excluir</text:span><text:span text:style-name="T88">, </text:span><text:span text:style-name="T42">transferir </text:span><text:span text:style-name="T43">de projeto</text:span><text:span text:style-name="T88"> ou </text:span><text:span text:style-name="T42">fechar</text:span><text:span text:style-name="T88"> </text:span><text:span text:style-name="T42">issues</text:span><text:span text:style-name="T88">.</text:span></text:p>
      <text:h text:style-name="P10" text:outline-level="3"><text:soft-page-break/>Repositórios</text:h>
      <text:p text:style-name="P1"><text:span text:style-name="T2"><text:tab/>Um repositório é uma </text:span><text:span text:style-name="T4">estrutura</text:span><text:span text:style-name="T2"> que </text:span><text:span text:style-name="T4">organiza</text:span><text:span text:style-name="T2"> os </text:span><text:span text:style-name="T4">projetos</text:span><text:span text:style-name="T2">, atualmente todas as </text:span><text:span text:style-name="T4">contas</text:span><text:span text:style-name="T2"> podem ter </text:span><text:span text:style-name="T4">repositórios</text:span><text:span text:style-name="T2"> </text:span><text:span text:style-name="T4">públicos</text:span><text:span text:style-name="T2"> e </text:span><text:span text:style-name="T4">privados</text:span><text:span text:style-name="T2"> </text:span><text:span text:style-name="T4">ilimitados</text:span><text:span text:style-name="T2">, porém, os </text:span><text:span text:style-name="T4">repositórios</text:span><text:span text:style-name="T2"> </text:span><text:span text:style-name="T4">privados</text:span><text:span text:style-name="T2"> com mais de </text:span><text:span text:style-name="T11">3</text:span><text:span text:style-name="T2"> </text:span><text:span text:style-name="T4">pessoas</text:span><text:span text:style-name="T2"> contribuindo ao </text:span><text:span text:style-name="T4">mesmo</text:span><text:span text:style-name="T2"> </text:span><text:span text:style-name="T4">tempo</text:span><text:span text:style-name="T2"> são </text:span><text:span text:style-name="T4">pagos</text:span><text:span text:style-name="T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2T20:57:44.989000000</meta:creation-date>
    <meta:editing-duration>PT48M55S</meta:editing-duration>
    <meta:editing-cycles>3</meta:editing-cycles>
    <meta:generator>LibreOffice/6.3.4.2$Windows_X86_64 LibreOffice_project/60da17e045e08f1793c57c00ba83cdfce946d0aa</meta:generator>
    <dc:date>2021-06-22T22:05:51.428000000</dc:date>
    <meta:document-statistic meta:table-count="0" meta:image-count="1" meta:object-count="0" meta:page-count="4" meta:paragraph-count="58" meta:word-count="821" meta:character-count="4920" meta:non-whitespace-character-count="4134"/>
    <meta:template xlink:type="simple" xlink:actuate="onRequest" xlink:title="modelo" xlink:href="../../AppData/Roaming/LibreOffice/4/user/template/modelo.ott" meta:date="2021-06-22T20:57:44.495000000"/>
  </office:meta>
</office:document-meta>
</file>